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entury Gothic1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No_20_Spacing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/>
    </style:style>
    <style:style style:name="P3" style:family="paragraph" style:parent-style-name="Standard"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2" style:font-size-complex="10pt" style:font-weight-complex="normal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2" style:font-size-complex="10pt" style:font-weight-complex="normal"/>
    </style:style>
    <style:style style:name="P8" style:family="paragraph" style:parent-style-name="No_20_Spacing">
      <style:text-properties style:font-name="Century Gothic" fo:font-size="10pt" style:font-size-asian="10pt" style:font-size-complex="10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/>
    </style:style>
    <style:style style:name="P11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P13" style:family="paragraph" style:parent-style-name="Standard">
      <style:text-properties style:font-name="Century Gothic" fo:font-size="10pt" style:font-size-asian="10pt" style:font-name-complex="TimesNewRoman" style:font-size-complex="10pt"/>
    </style:style>
    <style:style style:name="P14" style:family="paragraph" style:parent-style-name="Standard">
      <style:text-properties style:font-name="Century Gothic" fo:font-size="10pt" style:font-size-asian="10pt" style:font-size-complex="10pt"/>
    </style:style>
    <style:style style:name="P1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name-complex="TimesNewRoman" style:font-size-complex="10pt"/>
    </style:style>
    <style:style style:name="P18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2" style:family="text"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3" style:family="text">
      <style:text-properties style:font-name="Century Gothic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4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/>
    </style:style>
    <style:style style:name="T5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/>
    </style:style>
    <style:style style:name="T6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T7" style:family="text">
      <style:text-properties style:font-name="Century Gothic" fo:font-size="10pt" style:font-size-asian="10pt" style:font-name-complex="TimesNewRoman" style:font-size-complex="10pt"/>
    </style:style>
    <style:style style:name="T8" style:family="text">
      <style:text-properties style:font-name="Century Gothic" fo:font-size="10pt" style:font-size-asian="10pt" style:font-size-complex="10pt"/>
    </style:style>
    <style:style style:name="T9" style:family="text">
      <style:text-properties style:font-name="Century Gothic" fo:font-size="10pt" fo:font-weight="bold" style:font-size-asian="10pt" style:font-weight-asian="bold" style:font-size-complex="10pt"/>
    </style:style>
    <style:style style:name="T10" style:family="text">
      <style:text-properties style:text-position="super 58%" style:font-name="Century Gothic" fo:font-size="10pt" style:font-size-asian="10pt" style:font-size-complex="10pt"/>
    </style:style>
    <style:style style:name="T11" style:family="text">
      <style:text-properties fo:language="en" fo:country="SG" style:font-name-asian="SimSun" style:language-asian="zh" style:country-asian="CN"/>
    </style:style>
    <style:style style:name="T12" style:family="text">
      <style:text-properties fo:language="en" fo:country="SG" style:font-name-asian="SimSun" style:language-asian="zh" style:country-asian="CN" style:font-name-complex="TimesNewRoman"/>
    </style:style>
    <style:style style:name="T13" style:family="text">
      <style:text-properties fo:language="en" fo:country="SG" style:text-underline-style="none" style:font-name-asian="SimSun" style:language-asian="zh" style:country-asian="CN"/>
    </style:style>
    <style:style style:name="T14" style:family="text">
      <style:text-properties fo:font-variant="normal" fo:text-transform="none" fo:color="#000000" style:font-name="Century Gothic1" fo:letter-spacing="normal" fo:language="en" fo:country="GB" fo:font-style="normal" fo:font-weight="normal" style:font-weight-asian="normal" style:font-name-complex="Arial2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o.name&gt;</text:placeholder>.</text:p>
      <text:p text:style-name="P10">Company Registration No : <text:placeholder text:placeholder-type="text">&lt;o.uen&gt;</text:placeholder></text:p>
      <text:p text:style-name="P12">(Incorporated in the Republic of Singapore)</text:p>
      <text:p text:style-name="P2"/>
      <text:p text:style-name="P11"><text:placeholder text:placeholder-type="text">&lt;get_company_full_address(o.company_id)&gt;</text:placeholder></text:p>
      <text:p text:style-name="P3"/>
      <text:p text:style-name="P3"/>
      <text:p text:style-name="P3"/>
      <text:p text:style-name="P3">Date: <text:span text:style-name="T11"><text:placeholder text:placeholder-type="text">&lt;get_datenow()&gt;</text:placeholder></text:span></text:p>
      <text:p text:style-name="P3"/>
      <text:p text:style-name="P3"/>
      <text:p text:style-name="P3"><text:bookmark-start text:name="_GoBack"/></text:p>
      <text:p text:style-name="Standard"><text:bookmark-end text:name="_GoBack"/><text:span text:style-name="T8">To: <text:tab/></text:span><text:span text:style-name="T2"><text:placeholder text:placeholder-type="text">&lt;o.company_id and o.company_id.partner_id and o.company_id.partner_id.name or ''&gt;</text:placeholder></text:span></text:p>
      <text:p text:style-name="P13"><text:tab/>(UEN : <text:span text:style-name="T11"><text:placeholder text:placeholder-type="text">&lt;o.company_id and o.company_id.partner_id and o.company_id.partner_id.uen or ''&gt;</text:placeholder></text:span>)</text:p>
      <text:p text:style-name="P17"><text:span text:style-name="T11"><text:placeholder text:placeholder-type="text">&lt;o.company_id and o.company_id.partner_id and o.company_id.partner_id.street or ''&gt;</text:placeholder></text:span></text:p>
      <text:p text:style-name="P17"><text:span text:style-name="T11"><text:placeholder text:placeholder-type="text">&lt;o.company_id and o.company_id.partner_id and o.company_id.partner_id.street2 or ''&gt;</text:placeholder></text:span></text:p>
      <text:p text:style-name="P17"><text:span text:style-name="T11"><text:placeholder text:placeholder-type="text">&lt;o.company_id and o.company_id.partner_id and o.company_id.partner_id.country_id and o.company_id.country_id.name or ''&gt;</text:placeholder></text:span> <text:span text:style-name="T11"><text:placeholder text:placeholder-type="text">&lt;o.company_id and o.company_id.partner_id and o.company_id.partner_id.zip or ''&gt;</text:placeholder></text:span></text:p>
      <text:p text:style-name="P18">Attn: <text:span text:style-name="T12"><text:placeholder text:placeholder-type="text">&lt;get_contact_attn(o.company_id)&gt;</text:placeholder></text:span></text:p>
      <text:p text:style-name="P3"/>
      <text:p text:style-name="P3"/>
      <text:p text:style-name="Standard"><text:span text:style-name="T9">RE: AR FILING FOR </text:span><text:span text:style-name="T3">FLAVORS APPLE PTE. LTD.</text:span></text:p>
      <text:p text:style-name="P15"><text:s text:c="6"/>YEAR ENDED <text:span text:style-name="T11"><text:placeholder text:placeholder-type="text">&lt;get_upper(convert_date_d_B_Y(o.fs_end_date))&gt;</text:placeholder></text:span></text:p>
      <text:p text:style-name="P3"/>
      <text:p text:style-name="Standard"><text:span text:style-name="T8">Please be informed that </text:span><text:span text:style-name="T3"><text:placeholder text:placeholder-type="text">&lt;o.name&gt;</text:placeholder></text:span><text:span text:style-name="T3">.</text:span><text:span text:style-name="T9"> (UEN : </text:span><text:span text:style-name="T3"><text:placeholder text:placeholder-type="text">&lt;o.uen&gt;</text:placeholder></text:span><text:span text:style-name="T9">) </text:span><text:span text:style-name="T8">has not carrying on business, has no trade income and has not been deriving or receiving income from any investments since the day of incorporation on 25</text:span><text:span text:style-name="T10">th </text:span><text:span text:style-name="T8">November 2009.</text:span></text:p>
      <text:p text:style-name="P3"/>
      <text:p text:style-name="P3"/>
      <text:p text:style-name="Standard"><text:span text:style-name="T8">We have engaged M/s. </text:span><text:span text:style-name="T6"><text:placeholder text:placeholder-type="text">&lt;o.company_id and o.company_id.partner_id and o.company_id.partner_id.name or ''&gt;</text:placeholder></text:span><text:span text:style-name="T9"> (UEN : </text:span><text:span text:style-name="T5"><text:placeholder text:placeholder-type="text">&lt;o.company_id and o.company_id.partner_id and o.company_id.partner_id.uen or ''&gt;</text:placeholder></text:span><text:span text:style-name="T9">)</text:span><text:span text:style-name="T8"> to submit the compliance filing for the year ended 31</text:span><text:span text:style-name="T10">st</text:span><text:span text:style-name="T8"> December 2015 (6</text:span><text:span text:style-name="T10">th</text:span><text:span text:style-name="T8"> AGM held on ____________) as dormant company.</text:span></text:p>
      <text:p text:style-name="P3"/>
      <text:p text:style-name="P3"/>
      <text:p text:style-name="P3"/>
      <text:p text:style-name="P16">Signed on Behalf of the Board</text:p>
      <text:p text:style-name="P4"/>
      <text:p text:style-name="P6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___ <text:s text:c="16"/><text:tab/> <text:span text:style-name="T14"><text:placeholder text:placeholder-type="text">&lt;if test="line['director2']!=''"&gt;</text:placeholder></text:span>_________________________________<text:span text:style-name="T14"><text:placeholder text:placeholder-type="text">&lt;/if&gt;</text:placeholder></text:span></text:p>
      <text:p text:style-name="P7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">Director<text:tab/><text:tab/><text:tab/><text:tab/><text:tab/><text:tab/> <text:span text:style-name="T14"><text:placeholder text:placeholder-type="text">&lt;if test="line['director2']!=''"&gt;</text:placeholder></text:span>Director<text:span text:style-name="T14"><text:placeholder text:placeholder-type="text">&lt;/if&gt;</text:placeholder></text:span> <text:s text:c="18"/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entury Gothic1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54</meta:editing-cycles>
    <meta:print-date>2015-04-02T12:57:00</meta:print-date>
    <meta:creation-date>2015-04-23T03:32:00</meta:creation-date>
    <dc:date>2015-12-07T16:04:50</dc:date>
    <meta:editing-duration>PT2H5M9S</meta:editing-duration>
    <meta:generator>LibreOffice/3.5$Linux_X86_64 LibreOffice_project/350m1$Build-2</meta:generator>
    <meta:document-statistic meta:table-count="0" meta:image-count="0" meta:object-count="0" meta:page-count="1" meta:paragraph-count="21" meta:word-count="170" meta:character-count="1629" meta:non-whitespace-character-count="1429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